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6.997cm" table:align="left" fo:background-color="transparent">
        <style:background-image/>
      </style:table-properties>
    </style:style>
    <style:style style:name="Table2.A" style:family="table-column">
      <style:table-column-properties style:column-width="2.9cm"/>
    </style:style>
    <style:style style:name="Table2.B" style:family="table-column">
      <style:table-column-properties style:column-width="5.906cm"/>
    </style:style>
    <style:style style:name="Table2.C" style:family="table-column">
      <style:table-column-properties style:column-width="8.192cm"/>
    </style:style>
    <style:style style:name="Table2.A1" style:family="table-cell">
      <style:table-cell-properties fo:background-color="#cccccc" fo:padding="0.097cm" fo:border-left="0.05pt solid #000000" fo:border-right="2pt solid #000000" fo:border-top="0.05pt solid #000000" fo:border-bottom="2pt solid #000000">
        <style:background-image/>
      </style:table-cell-properties>
    </style:style>
    <style:style style:name="Table2.B1" style:family="table-cell">
      <style:table-cell-properties fo:background-color="#cccccc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6" style:family="table-cell">
      <style:table-cell-properties style:vertical-align="middle"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6" style:family="table">
      <style:table-properties style:width="11.409cm" table:align="left" fo:background-color="transparent">
        <style:background-image/>
      </style:table-properties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5.001cm"/>
    </style:style>
    <style:style style:name="Table6.C" style:family="table-column">
      <style:table-column-properties style:column-width="4.318cm"/>
    </style:style>
    <style:style style:name="Table6.A1" style:family="table-cell">
      <style:table-cell-properties fo:background-color="#cccccc" fo:padding="0.097cm" fo:border-left="0.05pt solid #000000" fo:border-right="2pt solid #000000" fo:border-top="0.05pt solid #000000" fo:border-bottom="2pt solid #000000">
        <style:background-image/>
      </style:table-cell-properties>
    </style:style>
    <style:style style:name="Table6.B1" style:family="table-cell">
      <style:table-cell-properties fo:background-color="#cccccc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6" style:family="table-cell">
      <style:table-cell-properties style:vertical-align="middle"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paragraph-rsid="0034caac"/>
    </style:style>
    <style:style style:name="P2" style:family="paragraph" style:parent-style-name="Preformatted_20_Text">
      <style:text-properties fo:font-weight="bold" officeooo:rsid="0033895e" officeooo:paragraph-rsid="0034caac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34caac"/>
    </style:style>
    <style:style style:name="P4" style:family="paragraph" style:parent-style-name="Standard">
      <style:paragraph-properties fo:text-align="center" style:justify-single-word="false"/>
      <style:text-properties officeooo:paragraph-rsid="003578a7"/>
    </style:style>
    <style:style style:name="P5" style:family="paragraph" style:parent-style-name="Standard">
      <style:text-properties officeooo:paragraph-rsid="002986d8"/>
    </style:style>
    <style:style style:name="P6" style:family="paragraph" style:parent-style-name="Standard">
      <style:text-properties fo:language="en" fo:country="GB" officeooo:rsid="00248649" officeooo:paragraph-rsid="003578a7"/>
    </style:style>
    <style:style style:name="P7" style:family="paragraph" style:parent-style-name="Standard">
      <style:text-properties fo:language="en" fo:country="GB" officeooo:rsid="0031c86a" officeooo:paragraph-rsid="0034caac"/>
    </style:style>
    <style:style style:name="P8" style:family="paragraph" style:parent-style-name="Standard">
      <style:text-properties fo:language="en" fo:country="GB" officeooo:rsid="0034caac" officeooo:paragraph-rsid="0034caac"/>
    </style:style>
    <style:style style:name="P9" style:family="paragraph" style:parent-style-name="Standard">
      <style:text-properties officeooo:rsid="002aefc7" officeooo:paragraph-rsid="003578a7"/>
    </style:style>
    <style:style style:name="P10" style:family="paragraph" style:parent-style-name="Standard">
      <style:paragraph-properties fo:text-align="center" style:justify-single-word="false"/>
      <style:text-properties officeooo:rsid="002ec75a" officeooo:paragraph-rsid="003578a7"/>
    </style:style>
    <style:style style:name="P11" style:family="paragraph" style:parent-style-name="Standard">
      <style:text-properties officeooo:rsid="0033895e" officeooo:paragraph-rsid="0034caac"/>
    </style:style>
    <style:style style:name="P12" style:family="paragraph" style:parent-style-name="Standard">
      <style:text-properties officeooo:paragraph-rsid="0034caac"/>
    </style:style>
    <style:style style:name="P13" style:family="paragraph" style:parent-style-name="Standard">
      <style:text-properties officeooo:paragraph-rsid="003578a7"/>
    </style:style>
    <style:style style:name="P14" style:family="paragraph" style:parent-style-name="Table_20_Contents">
      <style:paragraph-properties fo:text-align="center" style:justify-single-word="false"/>
      <style:text-properties fo:language="en" fo:country="GB" officeooo:rsid="000cea01" officeooo:paragraph-rsid="002986d8"/>
    </style:style>
    <style:style style:name="P15" style:family="paragraph" style:parent-style-name="Table_20_Contents">
      <style:paragraph-properties fo:text-align="center" style:justify-single-word="false"/>
      <style:text-properties fo:language="en" fo:country="GB" officeooo:rsid="000cea01" officeooo:paragraph-rsid="003578a7"/>
    </style:style>
    <style:style style:name="P16" style:family="paragraph" style:parent-style-name="Table_20_Contents">
      <style:text-properties fo:language="en" fo:country="GB" officeooo:rsid="000cea01" officeooo:paragraph-rsid="002986d8"/>
    </style:style>
    <style:style style:name="P17" style:family="paragraph" style:parent-style-name="Table_20_Contents">
      <style:text-properties fo:language="en" fo:country="GB" officeooo:rsid="000cea01" officeooo:paragraph-rsid="003578a7"/>
    </style:style>
    <style:style style:name="P18" style:family="paragraph" style:parent-style-name="Table_20_Contents">
      <style:paragraph-properties fo:text-align="center" style:justify-single-word="false"/>
      <style:text-properties fo:language="en" fo:country="GB" officeooo:rsid="00262b02" officeooo:paragraph-rsid="00270246"/>
    </style:style>
    <style:style style:name="P19" style:family="paragraph" style:parent-style-name="Table_20_Contents">
      <style:paragraph-properties fo:text-align="center" style:justify-single-word="false"/>
      <style:text-properties fo:language="en" fo:country="GB" officeooo:rsid="00262b02" officeooo:paragraph-rsid="002986d8"/>
    </style:style>
    <style:style style:name="P20" style:family="paragraph" style:parent-style-name="Table_20_Contents">
      <style:paragraph-properties fo:text-align="center" style:justify-single-word="false"/>
      <style:text-properties fo:language="en" fo:country="GB" officeooo:rsid="00262b02" officeooo:paragraph-rsid="003578a7"/>
    </style:style>
    <style:style style:name="P21" style:family="paragraph" style:parent-style-name="Table_20_Contents">
      <style:text-properties fo:language="en" fo:country="GB" officeooo:rsid="00270246" officeooo:paragraph-rsid="00270246"/>
    </style:style>
    <style:style style:name="P22" style:family="paragraph" style:parent-style-name="Table_20_Contents">
      <style:text-properties fo:language="en" fo:country="GB" officeooo:rsid="00270246" officeooo:paragraph-rsid="003578a7"/>
    </style:style>
    <style:style style:name="P23" style:family="paragraph" style:parent-style-name="Table_20_Contents">
      <style:paragraph-properties fo:text-align="center" style:justify-single-word="false"/>
      <style:text-properties fo:language="en" fo:country="GB" officeooo:rsid="000d23c1" officeooo:paragraph-rsid="003578a7"/>
    </style:style>
    <style:style style:name="P24" style:family="paragraph" style:parent-style-name="Table_20_Contents">
      <style:paragraph-properties fo:text-align="center" style:justify-single-word="false"/>
      <style:text-properties fo:language="en" fo:country="GB" officeooo:rsid="002b2f0a" officeooo:paragraph-rsid="002b2f0a"/>
    </style:style>
    <style:style style:name="P25" style:family="paragraph" style:parent-style-name="Table_20_Contents">
      <style:paragraph-properties fo:text-align="center" style:justify-single-word="false"/>
      <style:text-properties fo:language="en" fo:country="GB" officeooo:rsid="002b2f0a" officeooo:paragraph-rsid="003578a7"/>
    </style:style>
    <style:style style:name="P26" style:family="paragraph" style:parent-style-name="Table_20_Contents">
      <style:text-properties fo:language="en" fo:country="GB" officeooo:rsid="002d14f7" officeooo:paragraph-rsid="002d14f7"/>
    </style:style>
    <style:style style:name="P27" style:family="paragraph" style:parent-style-name="Table_20_Contents">
      <style:paragraph-properties fo:text-align="center" style:justify-single-word="false"/>
      <style:text-properties fo:language="en" fo:country="GB" officeooo:rsid="002d14f7" officeooo:paragraph-rsid="003578a7"/>
    </style:style>
    <style:style style:name="P28" style:family="paragraph" style:parent-style-name="Table_20_Contents">
      <style:text-properties fo:language="en" fo:country="GB" officeooo:rsid="002d14f7" officeooo:paragraph-rsid="003578a7"/>
    </style:style>
    <style:style style:name="P29" style:family="paragraph" style:parent-style-name="Table_20_Contents">
      <style:paragraph-properties fo:text-align="center" style:justify-single-word="false"/>
      <style:text-properties fo:language="en" fo:country="GB" officeooo:rsid="002ec75a" officeooo:paragraph-rsid="003578a7"/>
    </style:style>
    <style:style style:name="P30" style:family="paragraph" style:parent-style-name="Table_20_Contents">
      <style:paragraph-properties fo:text-align="center" style:justify-single-word="false"/>
      <style:text-properties fo:language="en" fo:country="GB" officeooo:rsid="003578a7" officeooo:paragraph-rsid="003578a7"/>
    </style:style>
    <style:style style:name="P31" style:family="paragraph" style:parent-style-name="Table_20_Contents">
      <style:text-properties fo:language="en" fo:country="GB" officeooo:rsid="003578a7" officeooo:paragraph-rsid="003578a7"/>
    </style:style>
    <style:style style:name="P32" style:family="paragraph" style:parent-style-name="Table_20_Contents">
      <style:paragraph-properties fo:text-align="center" style:justify-single-word="false"/>
      <style:text-properties fo:language="en" fo:country="GB" officeooo:rsid="003e5272" officeooo:paragraph-rsid="003578a7"/>
    </style:style>
    <style:style style:name="P33" style:family="paragraph" style:parent-style-name="Table_20_Contents">
      <style:paragraph-properties fo:text-align="center" style:justify-single-word="false"/>
      <style:text-properties officeooo:paragraph-rsid="002986d8"/>
    </style:style>
    <style:style style:name="P34" style:family="paragraph" style:parent-style-name="Table_20_Contents">
      <style:paragraph-properties fo:text-align="center" style:justify-single-word="false"/>
      <style:text-properties officeooo:rsid="002b2f0a" officeooo:paragraph-rsid="002b2f0a"/>
    </style:style>
    <style:style style:name="P35" style:family="paragraph" style:parent-style-name="Text_20_body">
      <style:text-properties officeooo:paragraph-rsid="003578a7"/>
    </style:style>
    <style:style style:name="P36" style:family="paragraph" style:parent-style-name="Text_20_body">
      <style:text-properties officeooo:paragraph-rsid="003e5272"/>
    </style:style>
    <style:style style:name="P37" style:family="paragraph" style:parent-style-name="Text_20_body">
      <style:text-properties officeooo:rsid="00430be0" officeooo:paragraph-rsid="004395c9"/>
    </style:style>
    <style:style style:name="P38" style:family="paragraph" style:parent-style-name="Text_20_body">
      <style:text-properties officeooo:rsid="00430be0" officeooo:paragraph-rsid="00452b57"/>
    </style:style>
    <style:style style:name="P39" style:family="paragraph" style:parent-style-name="Text_20_body">
      <style:text-properties officeooo:rsid="0043c480" officeooo:paragraph-rsid="0043c480"/>
    </style:style>
    <style:style style:name="P40" style:family="paragraph" style:parent-style-name="Text_20_body">
      <style:text-properties officeooo:rsid="003e5272" officeooo:paragraph-rsid="003e5272"/>
    </style:style>
    <style:style style:name="P41" style:family="paragraph" style:parent-style-name="Text_20_body">
      <style:text-properties officeooo:rsid="00490787" officeooo:paragraph-rsid="00490787"/>
    </style:style>
    <style:style style:name="P42" style:family="paragraph" style:parent-style-name="Heading_20_3">
      <style:text-properties fo:language="en" fo:country="GB" officeooo:rsid="0034caac" officeooo:paragraph-rsid="0034caac"/>
    </style:style>
    <style:style style:name="T1" style:family="text">
      <style:text-properties officeooo:rsid="0013fe97"/>
    </style:style>
    <style:style style:name="T2" style:family="text">
      <style:text-properties officeooo:rsid="00190594"/>
    </style:style>
    <style:style style:name="T3" style:family="text">
      <style:text-properties officeooo:rsid="00235ec0"/>
    </style:style>
    <style:style style:name="T4" style:family="text">
      <style:text-properties officeooo:rsid="00270246"/>
    </style:style>
    <style:style style:name="T5" style:family="text">
      <style:text-properties fo:language="en" fo:country="GB" officeooo:rsid="00262b02"/>
    </style:style>
    <style:style style:name="T6" style:family="text">
      <style:text-properties fo:language="en" fo:country="GB" officeooo:rsid="0028832c"/>
    </style:style>
    <style:style style:name="T7" style:family="text">
      <style:text-properties fo:language="en" fo:country="GB" officeooo:rsid="0031c86a"/>
    </style:style>
    <style:style style:name="T8" style:family="text">
      <style:text-properties officeooo:rsid="0028832c"/>
    </style:style>
    <style:style style:name="T9" style:family="text">
      <style:text-properties officeooo:rsid="002986d8"/>
    </style:style>
    <style:style style:name="T10" style:family="text">
      <style:text-properties officeooo:rsid="002aefc7"/>
    </style:style>
    <style:style style:name="T11" style:family="text">
      <style:text-properties officeooo:rsid="002b2f0a"/>
    </style:style>
    <style:style style:name="T12" style:family="text">
      <style:text-properties officeooo:rsid="002ec75a"/>
    </style:style>
    <style:style style:name="T13" style:family="text">
      <style:text-properties officeooo:rsid="0031c86a"/>
    </style:style>
    <style:style style:name="T14" style:family="text">
      <style:text-properties officeooo:rsid="0033895e"/>
    </style:style>
    <style:style style:name="T15" style:family="text">
      <style:text-properties fo:font-weight="bold"/>
    </style:style>
    <style:style style:name="T16" style:family="text">
      <style:text-properties fo:font-weight="bold" officeooo:rsid="0033895e"/>
    </style:style>
    <style:style style:name="T17" style:family="text">
      <style:text-properties style:font-name="Liberation Mono" fo:font-size="10pt" fo:font-weight="bold" officeooo:rsid="0033895e" style:font-name-asian="Liberation Mono" style:font-size-asian="10pt" style:font-name-complex="Liberation Mono" style:font-size-complex="10pt"/>
    </style:style>
    <style:style style:name="T18" style:family="text">
      <style:text-properties officeooo:rsid="003578a7"/>
    </style:style>
    <style:style style:name="T19" style:family="text">
      <style:text-properties style:font-name="Liberation Sans" fo:font-size="13.3000001907349pt" fo:font-style="italic" fo:font-weight="bold" officeooo:rsid="003578a7" style:font-name-asian="WenQuanYi Micro Hei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20" style:family="text">
      <style:text-properties officeooo:rsid="0038c953"/>
    </style:style>
    <style:style style:name="T21" style:family="text">
      <style:text-properties officeooo:rsid="0039f09f"/>
    </style:style>
    <style:style style:name="T22" style:family="text">
      <style:text-properties officeooo:rsid="003e5272"/>
    </style:style>
    <style:style style:name="T23" style:family="text">
      <style:text-properties officeooo:rsid="003fe82c"/>
    </style:style>
    <style:style style:name="T24" style:family="text">
      <style:text-properties officeooo:rsid="00408890"/>
    </style:style>
    <style:style style:name="T25" style:family="text">
      <style:text-properties officeooo:rsid="0041416f"/>
    </style:style>
    <style:style style:name="T26" style:family="text">
      <style:text-properties style:font-name="Liberation Sans1" officeooo:rsid="0041416f" style:font-name-asian="Liberation Sans1" style:font-name-complex="Liberation Sans1"/>
    </style:style>
    <style:style style:name="T27" style:family="text">
      <style:text-properties officeooo:rsid="004395c9"/>
    </style:style>
    <style:style style:name="T28" style:family="text">
      <style:text-properties officeooo:rsid="004399bf"/>
    </style:style>
    <style:style style:name="T29" style:family="text">
      <style:text-properties officeooo:rsid="00452b57"/>
    </style:style>
    <style:style style:name="T30" style:family="text">
      <style:text-properties officeooo:rsid="00471d4e"/>
    </style:style>
    <style:style style:name="T31" style:family="text">
      <style:text-properties officeooo:rsid="00496f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3">The BLOCKS and LESSONS db-tables</text:h>
      <text:p text:style-name="P8">The COURSES table has an entry for each (class, group, subject, teacher) combination. It also has fields related to pupil reports (text and grades).</text:p>
      <text:p text:style-name="P8"/>
      <text:p text:style-name="P8">Each entry in the BLOCKS table has a reference (foreign key) to the COURSES table ("course" field).</text:p>
      <text:p text:style-name="P8"/>
      <text:p text:style-name="P7">In any case, there must be foreign key support in the database. This can be tested with<text:span text:style-name="T14">:</text:span></text:p>
      <text:p text:style-name="P12"><text:span text:style-name="T7"><text:tab/></text:span>PRAGMA foreign_keys<text:span text:style-name="T13">;<text:tab/>(-&gt; 1, if ok)</text:span></text:p>
      <text:p text:style-name="P12"/>
      <text:p text:style-name="P11">To enable (the default is off – 0 – so do this to ensure that support is enabled):</text:p>
      <text:p text:style-name="P12"><text:span text:style-name="T14"><text:tab/></text:span>PRAGMA foreign_keys = ON;</text:p>
      <text:p text:style-name="P11"/>
      <text:p text:style-name="P11">Field BLOCKS.course is a foreign key (not null) to COURSES.course. Set when creating the table:</text:p>
      <text:p text:style-name="P12"><text:span text:style-name="T14"><text:tab/></text:span>CREATE TABLE <text:span text:style-name="T14">BLOCKS</text:span>(</text:p>
      <text:p text:style-name="P1"><text:s text:c="2"/><text:span text:style-name="T14"><text:tab/><text:tab/></text:span>id <text:s text:c="4"/>INTEGER<text:span text:style-name="T14"> PRIMARY KEY</text:span>,</text:p>
      <text:p text:style-name="P1"><text:span text:style-name="T14"><text:tab/><text:tab/>course</text:span> <text:span text:style-name="T14">INTEGER REFERENCES COURSES(course)</text:span></text:p>
      <text:p text:style-name="P1"><text:span text:style-name="T14"><text:tab/><text:tab/><text:tab/> </text:span><text:span text:style-name="T15">ON DELETE </text:span><text:span text:style-name="T17">CASCADE</text:span><text:span text:style-name="T16"> ON UPDATE CASCADE,</text:span></text:p>
      <text:p text:style-name="P2"><text:tab/><text:tab/>...</text:p>
      <text:p text:style-name="P3"><text:span text:style-name="T14"><text:tab/></text:span>);</text:p>
      <text:p text:style-name="P8"/>
      <text:p text:style-name="P8">All teaching units (roughly equivalent to school subjects<text:span text:style-name="T18"> for a group</text:span>– and items without lessons relating to payments) are represented as entries in the BLOCKS table. The actual teaching periods are stored separately, in the LESSONS table<text:span text:style-name="T18">. Each BLOCK table entry can refer to several LESSONS table entries (by means of the TAG field), and includes </text:span>certain <text:span text:style-name="T18">shared </text:span>parameters.</text:p>
      <text:p text:style-name="P8"/>
      <text:h text:style-name="Heading_20_4" text:outline-level="4">The BLOCKS table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010276903008">
          <table:table-cell table:style-name="Table2.A1" office:value-type="string">
            <text:p text:style-name="P28">field</text:p>
          </table:table-cell>
          <table:table-cell table:style-name="Table2.B1" office:value-type="string">
            <text:p text:style-name="P30">value</text:p>
          </table:table-cell>
          <table:table-cell table:style-name="Table2.B1" office:value-type="string">
            <text:p text:style-name="P25">field type</text:p>
          </table:table-cell>
        </table:table-row>
        <table:table-row table:style-name="Table2.2">
          <table:table-cell table:style-name="Table2.A2" office:value-type="string">
            <text:p text:style-name="P22">id</text:p>
          </table:table-cell>
          <table:table-cell table:style-name="Table2.B2" office:value-type="string">
            <text:p text:style-name="P20"><text:span text:style-name="T12">block</text:span><text:span text:style-name="T10">-</text:span><text:span text:style-name="T4">id</text:span></text:p>
          </table:table-cell>
          <table:table-cell table:style-name="Table2.B2" office:value-type="string">
            <text:p text:style-name="P25">integer, primary key</text:p>
          </table:table-cell>
        </table:table-row>
        <table:table-row table:style-name="Table2.2">
          <table:table-cell table:style-name="Table2.A2" office:value-type="string">
            <text:p text:style-name="P17">course</text:p>
          </table:table-cell>
          <table:table-cell table:style-name="Table2.B2" office:value-type="string">
            <text:p text:style-name="P15">course<text:span text:style-name="T8">-id</text:span></text:p>
          </table:table-cell>
          <table:table-cell table:style-name="Table2.B2" office:value-type="string">
            <text:p text:style-name="P27">integer, not null, foreign key -&gt; COURSES.id</text:p>
          </table:table-cell>
        </table:table-row>
        <table:table-row table:style-name="TableLine94010277143312">
          <table:table-cell table:style-name="Table2.A2" office:value-type="string">
            <text:p text:style-name="P31">PAY<text:span text:style-name="T22">MENT</text:span></text:p>
          </table:table-cell>
          <table:table-cell table:style-name="Table2.B2" office:value-type="string">
            <text:p text:style-name="P32">*** see below</text:p>
          </table:table-cell>
          <table:table-cell table:style-name="Table2.B2" office:value-type="string">
            <text:p text:style-name="P27">text</text:p>
          </table:table-cell>
        </table:table-row>
        <table:table-row table:style-name="TableLine94010277144128">
          <table:table-cell table:style-name="Table2.A2" office:value-type="string">
            <text:p text:style-name="P17">ROOM</text:p>
          </table:table-cell>
          <table:table-cell table:style-name="Table2.B2" office:value-type="string">
            <text:p text:style-name="P15"><text:s/>$/r1/r2+<text:span text:style-name="T8"> or empty</text:span></text:p>
          </table:table-cell>
          <table:table-cell table:style-name="Table2.B2" office:value-type="string">
            <text:p text:style-name="P27">text</text:p>
          </table:table-cell>
        </table:table-row>
        <table:table-row table:style-name="TableLine94010277145104">
          <table:table-cell table:style-name="Table2.A6" office:value-type="string">
            <text:p text:style-name="P31">LESSONS</text:p>
          </table:table-cell>
          <table:table-cell table:style-name="Table2.B2" office:value-type="string">
            <text:p text:style-name="P4"><text:span text:style-name="T8">lesson-</text:span>t<text:span text:style-name="T4">ag</text:span><text:span text:style-name="T5"> (not unique)</text:span><text:span text:style-name="T6"> or empty</text:span></text:p>
          </table:table-cell>
          <table:table-cell table:style-name="Table2.B2" office:value-type="string">
            <text:p text:style-name="P10">text</text:p>
          </table:table-cell>
        </table:table-row>
        <table:table-row table:style-name="TableLine94010277146864">
          <table:table-cell table:style-name="Table2.A6" office:value-type="string">
            <text:p text:style-name="P17">NOTES</text:p>
          </table:table-cell>
          <table:table-cell table:style-name="Table2.B2" office:value-type="string">
            <text:p text:style-name="P23">optional note</text:p>
          </table:table-cell>
          <table:table-cell table:style-name="Table2.B2" office:value-type="string">
            <text:p text:style-name="P29">text</text:p>
          </table:table-cell>
        </table:table-row>
      </table:table>
      <text:p text:style-name="P13"/>
      <text:p text:style-name="P9">The lesson-tag can include a block name (de: "Epoche"). If this <text:span text:style-name="T20">subject </text:span>is not present, only blocks with the same subject can be combined.<text:span text:style-name="T20"> If this field is empty, it is an item only relevant for the payroll.</text:span></text:p>
      <text:p text:style-name="P6"/>
      <text:p text:style-name="P36">P<text:span text:style-name="T21">AY</text:span><text:span text:style-name="T22">MENT</text:span><text:span text:style-name="T2">: Th</text:span><text:span text:style-name="T22">is can be empty. Then no payment will be associated with this activity. Otherwise it must contain a single "</text:span><text:span text:style-name="T24">*</text:span><text:span text:style-name="T22">"-character as separator. Before the separator there can be a positive number ("float") up to a certain maximum (see PAYMENT_MAX) in module "basic_data". If this number is not present, it is taken to be the actual number of teaching periods allocated to the block.</text:span></text:p>
      <text:p text:style-name="P36"><text:soft-page-break/><text:span text:style-name="T22">After the separator is th</text:span><text:span text:style-name="T2">e "weight"</text:span><text:span text:style-name="T22">,</text:span><text:span text:style-name="T2"> a tag which is defined in the XDPT_WEIGHTINGS database table. It stands for a constant </text:span><text:span text:style-name="T3">"</text:span><text:span text:style-name="T2">float</text:span><text:span text:style-name="T3">"</text:span><text:span text:style-name="T2"> value.</text:span><text:span text:style-name="T22"> This is a factor with which the number (before the separator) is multiplied to give the final payment value.</text:span></text:p>
      <text:p text:style-name="P40">There can also be a<text:span text:style-name="T23"> further tag, called "partner-tag", which is appended after a "/"-separator. This is used to indicate that other block entries run simultaneously, i.e. that it is a joint activity. All entries with this tag would have to have identical PAYMENT fields. For a teacher in such a joint activity the payment value would only be counted once. A further condition for such a joint activity is that all subjects must be the same. By combining the subject-id with the partner-tag, a combined tag can be produced for indexing, allowing the same partner-tag to be used for various subjects.</text:span></text:p>
      <text:p text:style-name="P41">A special case of joint activity is when no number is given for the number of payment units, implying that all sub-lessons are continuously<text:span text:style-name="T31"> occupied. As a teacher can only be in one place at a time, it is assumed that multiple specifications of this type for a block mean that the groups are taught together. This works without the additional specification of a partner-tag.</text:span></text:p>
      <text:p text:style-name="P35"><text:span text:style-name="T2">A</text:span> '+' suffix on the room list <text:span text:style-name="T2">i</text:span>s a sign <text:span text:style-name="T2">that an</text:span> allocation <text:span text:style-name="T2">should not be blocked </text:span>if no listed room is available – the user must set the room manually, though.<text:span text:style-name="T2"> A real implementation might not manage to handle this exactly as intended …</text:span></text:p>
      <text:p text:style-name="P6"/>
      <text:h text:style-name="Heading_20_4" text:outline-level="4">The <text:span text:style-name="T19">LESSON</text:span>S tabl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010277150048">
          <table:table-cell table:style-name="Table6.A1" office:value-type="string">
            <text:p text:style-name="P26">field</text:p>
          </table:table-cell>
          <table:table-cell table:style-name="Table6.B1" office:value-type="string">
            <text:p text:style-name="P30">value</text:p>
          </table:table-cell>
          <table:table-cell table:style-name="Table6.B1" office:value-type="string">
            <text:p text:style-name="P24">field type</text:p>
          </table:table-cell>
        </table:table-row>
        <table:table-row table:style-name="Table6.2">
          <table:table-cell table:style-name="Table6.A2" office:value-type="string">
            <text:p text:style-name="P21">id</text:p>
          </table:table-cell>
          <table:table-cell table:style-name="Table6.B2" office:value-type="string">
            <text:p text:style-name="P18"><text:span text:style-name="T10">lesson-</text:span><text:span text:style-name="T4">id</text:span><text:span text:style-name="T11"> </text:span></text:p>
          </table:table-cell>
          <table:table-cell table:style-name="Table6.B2" office:value-type="string">
            <text:p text:style-name="P24">integer, primary key</text:p>
          </table:table-cell>
        </table:table-row>
        <table:table-row table:style-name="TableLine94010276975984">
          <table:table-cell table:style-name="Table6.A2" office:value-type="string">
            <text:p text:style-name="P26">TAG</text:p>
          </table:table-cell>
          <table:table-cell table:style-name="Table6.B2" office:value-type="string">
            <text:p text:style-name="P19"><text:span text:style-name="T8">lesson-</text:span>tag</text:p>
          </table:table-cell>
          <table:table-cell table:style-name="Table6.B2" office:value-type="string">
            <text:p text:style-name="P24">text, not null</text:p>
          </table:table-cell>
        </table:table-row>
        <table:table-row table:style-name="TableLine94010276976800">
          <table:table-cell table:style-name="Table6.A2" office:value-type="string">
            <text:p text:style-name="P16">LENGTH</text:p>
          </table:table-cell>
          <table:table-cell table:style-name="Table6.B2" office:value-type="string">
            <text:p text:style-name="P14"><text:span text:style-name="T1">1</text:span> .. <text:span text:style-name="T4">p</text:span></text:p>
          </table:table-cell>
          <table:table-cell table:style-name="Table6.B2" office:value-type="string">
            <text:p text:style-name="P24">integer, not null</text:p>
          </table:table-cell>
        </table:table-row>
        <table:table-row table:style-name="TableLine94010276977664">
          <table:table-cell table:style-name="Table6.A2" office:value-type="string">
            <text:p text:style-name="P16">ROOM<text:span text:style-name="T11">S</text:span></text:p>
          </table:table-cell>
          <table:table-cell table:style-name="Table6.B2" office:value-type="string">
            <text:p text:style-name="P14"><text:span text:style-name="T9">empty</text:span><text:span text:style-name="T4"> or</text:span> r1<text:span text:style-name="T4">[,</text:span>r2<text:span text:style-name="T4"> ...]</text:span></text:p>
          </table:table-cell>
          <table:table-cell table:style-name="Table6.B2" office:value-type="string">
            <text:p text:style-name="P24">text</text:p>
          </table:table-cell>
        </table:table-row>
        <table:table-row table:style-name="TableLine94010276978480">
          <table:table-cell table:style-name="Table6.A6" office:value-type="string">
            <text:p text:style-name="P16">TIME</text:p>
          </table:table-cell>
          <table:table-cell table:style-name="Table6.B2" office:value-type="string">
            <text:p text:style-name="P33">empty or [?]Di.4</text:p>
          </table:table-cell>
          <table:table-cell table:style-name="Table6.B2" office:value-type="string">
            <text:p text:style-name="P34">text</text:p>
          </table:table-cell>
        </table:table-row>
      </table:table>
      <text:p text:style-name="P5"/>
      <text:p text:style-name="Standard"/>
      <text:p text:style-name="P13"><text:span text:style-name="T18">For TIME values, t</text:span>he '?' indicates that the allocation is not "locked".</text:p>
      <text:p text:style-name="Text_20_body"/>
      <text:h text:style-name="Heading_20_4" text:outline-level="4">BLOCKS<text:span text:style-name="T25">.LESSON_TAG </text:span><text:span text:style-name="T26">→</text:span><text:span text:style-name="T25"> </text:span>LESSONS<text:span text:style-name="T25">.TAG</text:span></text:h>
      <text:p text:style-name="P38">The actual timetabled lessons associated with a block-lesson are determined by the LESSON_TAG field of the BLOCKS table. The associated lessons have this same value in their TAG field.</text:p>
      <text:p text:style-name="P38"><text:span text:style-name="T29">If the LESSON_TAG field is empty</text:span><text:span text:style-name="T27">, there can be no lessons – this is useful for entries in the BLOCKS table which specify payment-</text:span><text:span text:style-name="T28">only</text:span><text:span text:style-name="T27"> activities.</text:span></text:p>
      <text:p text:style-name="P38">In order to combine course blocks under an "umbrella" name, a name for the slots in which the courses are placed, a subject-id is placed at the beginning of the tag<text:span text:style-name="T29">, followed by a "#"-separator.</text:span>. The name of the teaching block must thus be listed in the subjects table.<text:span text:style-name="T29"> In this case there can be a null (empty) identifier after the separator. A "#" without subject-id is not valid.</text:span></text:p>
      <text:p text:style-name="P37"><text:span text:style-name="T27">If there is no name for the teaching block, </text:span><text:span text:style-name="T29">it</text:span><text:span text:style-name="T27"> will take on the name of its component subject(s). In this case all components must have the same subject.</text:span></text:p>
      <text:p text:style-name="P39"><text:soft-page-break/>When creating a new entry in the BLOCKS table from scratch, it can have a representation of the course data as identifier, without a teaching block name.<text:span text:style-name="T30"> However, note that a course should not have BLOCKS entries with the same ta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5cm" fo:margin-bottom="0.499cm" style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cm" fo:margin-bottom="0.4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6:57:11.313492884</meta:creation-date>
    <dc:title>Default-de</dc:title>
    <meta:editing-duration>PT23H33M5S</meta:editing-duration>
    <meta:editing-cycles>45</meta:editing-cycles>
    <meta:generator>LibreOffice/7.0.4.2$Linux_X86_64 LibreOffice_project/00$Build-2</meta:generator>
    <dc:date>2022-07-24T12:46:07.432625499</dc:date>
    <meta:document-statistic meta:table-count="2" meta:image-count="0" meta:object-count="0" meta:page-count="3" meta:paragraph-count="69" meta:word-count="821" meta:character-count="4780" meta:non-whitespace-character-count="4002"/>
    <meta:template xlink:type="simple" xlink:actuate="onRequest" xlink:title="Default-de" xlink:href="../../../../../.config/libreoffice/4/user/template/Default-de.ott" meta:date="2022-05-25T16:57:10.924733023"/>
  </office:meta>
</office:document-meta>
</file>